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self.webpackChunk_N_E=self.webpackChunk_N_E||[]).push([[815],{46845:function(e,t,r){(window.__NEXT_P=window.__NEXT_P||[]).push(["/barCharts",function(){return r(12642)}])},52784:function(e,t){"use strict";t.Z={src:"/_next/static/media/twowomenwhiteboard.816098d4.jpg",height:667,width:1e3,blurDataURL:"data:image/jpeg;base64,/9j/2wBDAAoHBwgHBgoICAgLCgoLDhgQDg0NDh0VFhEYIx8lJCIfIiEmKzcvJik0KSEiMEExNDk7Pj4+JS5ESUM8SDc9Pjv/2wBDAQoLCw4NDhwQEBw7KCIoOzs7Ozs7Ozs7Ozs7Ozs7Ozs7Ozs7Ozs7Ozs7Ozs7Ozs7Ozs7Ozs7Ozs7Ozs7Ozs7Ozv/wAARCAAFAAgDASIAAhEBAxEB/8QAFQABAQAAAAAAAAAAAAAAAAAAAAX/xAAgEAAABQMFAAAAAAAAAAAAAAAAAgMEBQEGERITIpHB/8QAFQEBAQAAAAAAAAAAAAAAAAAAAgP/xAAXEQEBAQEAAAAAAAAAAAAAAAABAAIR/9oADAMBAAIRAxEAPwCDE3I/Qiny6h9wzuRSOpjjnUetDd+AAAOThUNIpf/Z"}},13353:function(e,t,r){"use strict";r.d(t,{Z:function(){return b}});var n=r(85893),a=r(67294),s=r(11163),i=r(42293),l=r(11703),o=r(40044),c=r(83321),u=r(87423),h=r(55819),d=r(326);function A(e,t){(null==t||t&gt;e.length)&amp;&amp;(t=e.length);for(var r=0,n=new Array(t);r&lt;t;r++)n[r]=e[r];return n}function x(e,t){return function(e){if(Array.isArray(e))return e}(e)||function(e,t){var r=null==e?null:"undefined"!==typeof Symbol&amp;&amp;e[Symbol.iterator]||e["@@iterator"];if(null!=r){var n,a,s=[],i=!0,l=!1;try{for(r=r.call(e);!(i=(n=r.next()).done)&amp;&amp;(s.push(n.value),!t||s.length!==t);i=!0);}catch(o){l=!0,a=o}finally{try{i||null==r.return||r.return()}finally{if(l)throw a}}return s}}(e,t)||function(e,t){if(!e)return;if("string"===typeof e)return A(e,t);var r=Object.prototype.toString.call(e).slice(8,-1);"Object"===r&amp;&amp;e.constructor&amp;&amp;(r=e.constructor.name);if("Map"===r||"Set"===r)return Array.from(r);if("Arguments"===r||/^(?:Ui|I)nt(?:8|16|32)(?:Clamped)?Array$/.test(r))return A(e,t)}(e,t)||function(){throw new TypeError("Invalid attempt to destructure non-iterable instance.\\nIn order to be iterable, non-array objects must have a [Symbol.iterator]() method.")}()}function f(){var e=(0,s.useRouter)(),t=x(a.useState(null),2),r=t[0],i=t[1],l=Boolean(r);return(0,n.jsxs)("div",{children:[(0,n.jsx)(c.Z,{id:"basic-button","aria-controls":"basic-menu","aria-haspopup":"true","aria-expanded":l?"true":void 0,onClick:function(e){i(e.currentTarget)},children:(0,n.jsx)(d.Z,{fontSize:"large",color:"secondary"})}),(0,n.jsxs)(u.Z,{id:"basic-menu",anchorEl:r,open:l,onClose:function(){i(null)},MenuListProps:{"aria-labelledby":"basic-button"},children:[(0,n.jsx)(h.Z,{onClick:function(){return e.push("/")},children:"Home"}),(0,n.jsx)(h.Z,{onClick:function(){return e.push("/barCharts")},children:"Bar Charts"}),(0,n.jsx)(h.Z,{onClick:function(){return e.push("/lineCharts")},children:"Line Charts"}),(0,n.jsx)(h.Z,{onClick:function(){return e.push("/scatterPlots")},children:"Scatter Plots"}),(0,n.jsx)(h.Z,{onClick:function(){return e.push("/pieCharts")},children:"Pie Charts"}),(0,n.jsx)(h.Z,{onClick:function(){return e.push("/sankey")},children:"Sankey Diagram"}),(0,n.jsx)(h.Z,{onClick:function(){return e.push("/geoMaps")},children:"Geo Maps"}),(0,n.jsx)(h.Z,{onClick:function(){return e.push("/contactUs")},children:"Contact Us"})]})]})}var j=r(15861),v={home:0,barCharts:1,lineCharts:2,scatterPlots:3,pieCharts:4,sankey:5,geoMaps:6,contactus:7},p={0:"/",1:"/barCharts",2:"/lineCharts",3:"/scatterPlots",4:"/pieCharts",5:"/sankey",6:"/geoMaps",7:"/contactUs"},g=function(){var e=(0,s.useRouter)();return(0,n.jsxs)(i.Z,{position:"static",children:[(0,n.jsx)(j.Z,{sx:{color:"white",display:"block",fontSize:45,marginLeft:20},children:"Dynamic D3"}),(0,n.jsx)("div",{className:"smallMenu",children:(0,n.jsx)(f,{})}),(0,n.jsxs)(l.Z,{textColor:"inherit",value:v[e.pathname.substring(1)]||0,onChange:function(t,r){e.replace(p[r])},indicatorColor:"secondary",children:[(0,n.jsx)(o.Z,{label:"Home"}),(0,n.jsx)(o.Z,{label:"Bar Charts",sx:{width:1/7}}),(0,n.jsx)(o.Z,{label:"Line Charts",sx:{width:1/7}}),(0,n.jsx)(o.Z,{label:"Scatter Plots",sx:{width:1/7}}),(0,n.jsx)(o.Z,{label:"Pie Charts",sx:{width:1/7}}),(0,n.jsx)(o.Z,{label:"Sankey Diagrams",sx:{width:1/7}}),(0,n.jsx)(o.Z,{label:"GeoMaps",sx:{width:1/7}}),(0,n.jsx)(o.Z,{label:"Contact Us",sx:<text:soft-page-break/>{width:1/7}})]})]})},m=r(9008),b=function(e){return(0,n.jsxs)("div",{children:[(0,n.jsxs)(m.default,{children:[(0,n.jsx)("title",{children:e.title}),(0,n.jsx)("meta",{name:"viewport",content:"initial-scale=1, width=device-width"}),(0,n.jsx)("meta",{charSet:"utf-8"})]}),(0,n.jsxs)("div",{children:[(0,n.jsx)("div",{children:(0,n.jsx)(g,{})}),(0,n.jsx)("div",{className:"contentLayout",children:e.children})]})]})}},42717:function(e,t,r){"use strict";var n=r(67294);t.Z=function(e){var t=(0,n.useState)(null),r=t[0],a=t[1];return(0,n.useEffect)((function(){var t=e.current,r=new ResizeObserver((function(e){e.forEach((function(e){a(e.contentRect)}))}));return r.observe(t),function(){r.unobserve(t)}}),[e]),r}},12642:function(e,t,r){"use strict";r.r(t),r.d(t,{default:function(){return w}});var n=r(85893),a=r(67294),s=[{year:2018,Spleen:10,Liver:20,Heart:30},{year:2019,Spleen:20,Liver:40,Heart:60},{year:2020,Spleen:30,Liver:45,Heart:80},{year:2021,Spleen:40,Liver:60,Heart:100},{year:2022,Spleen:50,Liver:80,Heart:120}],i={Spleen:"purple",Liver:"brown",Heart:"red"},l=r(85110),o=r(42717),c=r(9473),u=r(43983);var h=function(e){var t=e.values,r=e.colors,s=(0,c.v9)((function(e){return e.organ})),i=(0,a.useRef)(),h=(0,a.useRef)(),d=(0,o.Z)(h);return(0,a.useEffect)((function(){var e=(0,l.Ys)(i.current);console.log("values=",t);var n=d||h.current.getBoundingClientRect(),a=n.width,o=n.height,c=(0,l.knu)().keys(s).order(l.$KJ)(t),A=[0,(0,l.Fp7)(c,(function(e){return(0,l.Fp7)(e,(function(e){return e[1]}))}))],x=(0,l.tiA)().domain(t.map((function(e){return e.year}))).range([0,a]).padding(.25),f=(0,l.BYU)().domain(A).range([o,0]);(0,l.BYU)().domain(A).range([0,o]);if(3==s.length){var j=(0,l.PKp)().domain(["spleen","liver","heart"]).range(["purple","brown","red"]);e.append("g").attr("class","legendLinear").attr("transform","translate(20,20)");var v=(0,u.wg)().shapeWidth(30).shapePadding(20).orient("horizontal").scale(j);e.select(".legendLinear").call(v)}e.selectAll(".layer").data(c).join("g").attr("class","layer").attr("fill",(function(e){return r[e.key]})).selectAll("rect").data((function(e){return e})).join("rect").attr("x",(function(e){return x(e.data.year)})).attr("width",x.bandwidth()).attr("y",o).attr("height",0).call((function(e){e.transition().duration(1e3).attr("y",(function(e){return f(e[1])})).attr("height",(function(e){return f(e[0])-f(e[1])}))}));var p=(0,l.LLu)(x);e.select(".x-axis").attr("transform","translate(0, ".concat(o,")")).call(p);var g=(0,l.y4O)(f);e.select(".y-axis").call(g)}),[r,d,s,t]),(0,n.jsx)("div",{className:"graph",ref:h,children:(0,n.jsxs)("svg",{ref:i,children:[(0,n.jsx)("g",{className:"x-axis"}),(0,n.jsx)("g",{className:"y-axis"})]})})},d=r(15861),A=(r(41664),r(77781)),x=r(72890),f=r(50480),j=r(94054),v=r(14899),p=function(){var e=(0,c.I0)();return(0,n.jsx)("div",{className:"sidePanel",children:(0,n.jsxs)(j.Z,{children:[(0,n.jsxs)(d.Z,{variant:"h6",gutterBottom:!0,children:["Click the buttons to show just one element, so you can compare values across data or remove elements. <text:s/>Notice how the other elements adjust their positions smoothly.",(0,n.jsx)("br",{})]}),(0,n.jsxs)(x.Z,{"aria-labelledby":"demo-radio-buttons-group-label",row:!0,defaultValue:"all",name:"Organ",onChange:function(t){console.log(t.target.value),"spleen"!=t.target.value?"liver"!=t.target.value?"heart"!=t.target.value?"all"!=t.target.value||e((0,v.$6)()):e((0,v.sd)()):e((0,v.vX)()):e((0,v._8)())},children:[(0,n.jsx)(f.Z,{value:"all",control:(0,n.jsx)(A.Z,{}),label:"All Three"}),(0,n.jsx)(f.Z,{value:"spleen",control:(0,n.jsx)(A.Z,{}),label:"Spleen"}),(0,n.jsx)(f.Z,{value:"liver",control:(0,n.jsx)(A.Z,{}),label:"Liver"}),(0,n.jsx)(f.Z,{value:"heart",control:(0,n.jsx)(A.Z,{}),label:"Heart"})]})]})})},g=r(86886),m=r(15498),b=r(13353),Z=r(25675),y=r(52784),w=function(){return console.log("values=",s),console.log("colors=",i),(0,n.jsx)(b.Z,{title:"Bar Charts",children:(0,n.jsxs)(g.ZP,{container:!0,children:[(0,n.jsxs)(g.ZP,{item:!0,container:!0,md:8,sm:12,children:[(0,n.jsx)(g.ZP,{children:(0,n.jsx)("div",{className:"subHeading",children:(0,n.jsxs)(g.ZP,{container:!0,direction:"row",alignItems:"center",children:[(0,n.jsx)(g.ZP,{item:!0,children:(0,n.jsx)(m.Z,{color:"primary",className:"icons"})}),(0,n.jsx)(g.ZP,<text:soft-page-break/>{item:!0,children:(0,n.jsx)(d.Z,{variant:"h2",children:" Bar Charts "})})]})})}),(0,n.jsx)(g.ZP,{item:!0,xs:12,children:(0,n.jsx)("div",{className:"graph",children:(0,n.jsx)(h,{values:s,colors:i})})})]}),(0,n.jsxs)(g.ZP,{item:!0,container:!0,md:4,sm:12,sx:{borderLeft:"2px green solid",paddingLeft:"2rem"},children:[(0,n.jsx)(p,{}),(0,n.jsx)(Z.default,{src:y.Z,width:"100vw",height:"60vw",alt:""})]})]})})}}},function(e){e.O(0,[61,337,253,328,774,888,179],(function(){return t=46845,e(e.s=t);var t}));var t=e.O();_N_E=t}]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3:52:34.593147306</meta:creation-date>
    <dc:date>2022-08-15T15:00:13.798266810</dc:date>
    <meta:editing-duration>PT57M29S</meta:editing-duration>
    <meta:editing-cycles>1</meta:editing-cycles>
    <meta:document-statistic meta:table-count="0" meta:image-count="0" meta:object-count="0" meta:page-count="3" meta:paragraph-count="1" meta:word-count="133" meta:character-count="8850" meta:non-whitespace-character-count="8717"/>
    <meta:generator>LibreOffice/7.3.4.2$Linux_X86_64 LibreOffice_project/30$Build-2</meta:generator>
  </office:meta>
</office:document-meta>
</file>